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37061" officeooo:paragraph-rsid="00137061"/>
    </style:style>
    <style:style style:name="T1" style:family="text">
      <style:text-properties officeooo:rsid="001281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bined servo and motor tkinter</text:h>
      <text:p text:style-name="Text_20_body"><text:span text:style-name="T1">p</text:span>rojects/motors/pwmgui.py. <text:span text:style-name="T1">Vertical slider. 3 batteries OK.</text:span></text:p>
      <text:p text:style-name="Text_20_body">projects/<text:span text:style-name="T1">adaservo/mouseservo.py. Use horizontal slider, channel 0. Black or brown to edge. Use 4 batteries.</text:span></text:p>
      <text:p text:style-name="P1">Projects/adaservo/carservo.py needs range reducing. Projects/motors/pwmgui.py works with it for car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0:54:10.173746597</meta:creation-date>
    <meta:generator>LibreOffice/5.2.7.2$Linux_ARM_EABI LibreOffice_project/20m0$Build-2</meta:generator>
    <dc:date>2019-01-28T13:13:42.867392749</dc:date>
    <meta:editing-duration>P13DT19H56M35S</meta:editing-duration>
    <meta:editing-cycles>3</meta:editing-cycles>
    <meta:document-statistic meta:table-count="0" meta:image-count="0" meta:object-count="0" meta:page-count="1" meta:paragraph-count="4" meta:word-count="35" meta:character-count="299" meta:non-whitespace-character-count="267"/>
  </office:meta>
</office:document-meta>
</file>